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****************************************************************************************</text:p>
      <text:p text:style-name="P1">//Andreas Landgrebe cs111 fall semester 2012</text:p>
      <text:p text:style-name="P1">//</text:p>
      <text:p text:style-name="P1">//Lab 3 Problem 1</text:p>
      <text:p text:style-name="P1">//</text:p>
      <text:p text:style-name="P1">//read an application that states the name, age, college, and petname and print it out</text:p>
      <text:p text:style-name="P1">//****************************************************************************************</text:p>
      <text:p text:style-name="P1"/>
      <text:p text:style-name="P1">import java.util.Scanner;</text:p>
      <text:p text:style-name="P1">public class Problem1 {</text:p>
      <text:p text:style-name="P1"/>
      <text:p text:style-name="P1"><text:s text:c="4"/>public static void main (String[] args)</text:p>
      <text:p text:style-name="P1"><text:s text:c="4"/>{</text:p>
      <text:p text:style-name="P1"><text:tab/>int age;</text:p>
      <text:p text:style-name="P1"><text:tab/>String name, college, petname;//this sets up the name, age, college and petname<text:tab/></text:p>
      <text:p text:style-name="P1"><text:tab/>Scanner input = new Scanner (System.in);</text:p>
      <text:p text:style-name="P1"/>
      <text:p text:style-name="P1"><text:tab/>System.out.println("enter your name");</text:p>
      <text:p text:style-name="P1"><text:tab/>name = input.nextLine();</text:p>
      <text:p text:style-name="P1"/>
      <text:p text:style-name="P1"><text:tab/>System.out.println("enter your age");</text:p>
      <text:p text:style-name="P1"><text:tab/>age = input.nextInt();</text:p>
      <text:p text:style-name="P1"><text:tab/>input.nextLine();</text:p>
      <text:p text:style-name="P1"><text:tab/>System.out.println("enter your college");</text:p>
      <text:p text:style-name="P1"><text:tab/>college = input.nextLine();</text:p>
      <text:p text:style-name="P1"/>
      <text:p text:style-name="P1"><text:tab/>System.out.println("enter your petname");</text:p>
      <text:p text:style-name="P1"><text:tab/>petname = input.nextLine();</text:p>
      <text:p text:style-name="P1"/>
      <text:p text:style-name="P1"><text:tab/>System.out.println ("Hello, my name is " + name +" and I am " + age + " years");</text:p>
      <text:p text:style-name="P1"><text:tab/>System.out.println ("old. I'm enjoying my time at " + college + ", though"); </text:p>
      <text:p text:style-name="P1"><text:tab/>System.out.println ("I miss my pet " + petname + " very much!");</text:p>
      <text:p text:style-name="P1"><text:s text:c="4"/>}</text:p>
      <text:p text:style-name="P1">}</text:p>
      <text:p text:style-name="P1"/>
      <text:p text:style-name="P1">Script started on Wed 19 Sep 2012 03:15:31 PM EDT<text:line-break/>#]0;landgrebea@aldenv168: ~/cs111/lab3#landgrebea@aldenv168:~/cs111/lab3$ jvava ##[K##[K##[K##[K##[Kava Problem1##[K##[K##[K##[K##[K##[K##[K##[K##[K##[K##[K##[K##[K##java Proble##[K##[K##[K##[K##[K##[K##[K##[K##[K##[K##[K#########java Problem ##[K1</text:p>
      <text:p text:style-name="P1">enter your name</text:p>
      <text:p text:style-name="P1">Mary SMith# ## ## ## #mith</text:p>
      <text:p text:style-name="P1">enter your age</text:p>
      <text:p text:style-name="P1">18</text:p>
      <text:p text:style-name="P1">enter your college</text:p>
      <text:p text:style-name="P1">Aller# #gheny College</text:p>
      <text:p text:style-name="P1">enter your petname</text:p>
      <text:p text:style-name="P1"><text:soft-page-break/>Buster</text:p>
      <text:p text:style-name="P1">Hello, my name is Mary Smith and I am 18 years</text:p>
      <text:p text:style-name="P1">old. I'm enjoying my time at Allegheny College, though</text:p>
      <text:p text:style-name="P1">I miss my pet Buster very much!</text:p>
      <text:p text:style-name="P1">#]0;landgrebea@aldenv168: ~/cs111/lab3#landgrebea@aldenv168:~/cs111/lab3$ java Problem1</text:p>
      <text:p text:style-name="P1">enter your name</text:p>
      <text:p text:style-name="P1">Bill Gezornenblat5# #z</text:p>
      <text:p text:style-name="P1">enter your age</text:p>
      <text:p text:style-name="P1">19</text:p>
      <text:p text:style-name="P1">enter your college</text:p>
      <text:p text:style-name="P1">H# #jU# ## #Jui# #mn# ## #niata College</text:p>
      <text:p text:style-name="P1">enter your petname</text:p>
      <text:p text:style-name="P1">Ry# #usty</text:p>
      <text:p text:style-name="P1">Hello, my name is Bill Gezornenblatz and I am 19 years</text:p>
      <text:p text:style-name="P1">old. I'm enjoying my time at Juniata College, though</text:p>
      <text:p text:style-name="P1">I miss my pet Rusty very much!</text:p>
      <text:p text:style-name="P1">#]0;landgrebea@aldenv168: ~/cs111/lab3#landgrebea@aldenv168:~/cs111/lab3$ java##[K##[K##[K##[Kjava Problem1</text:p>
      <text:p text:style-name="P1">enter your name</text:p>
      <text:p text:style-name="P1">Harold Ph# ## ## #BI# ## # BIll# ## ## ## #Billings # #</text:p>
      <text:p text:style-name="P1">enter your age</text:p>
      <text:p text:style-name="P1">21</text:p>
      <text:p text:style-name="P1">enter your college</text:p>
      <text:p text:style-name="P1">BO# #owdoin College</text:p>
      <text:p text:style-name="P1">enter your petname</text:p>
      <text:p text:style-name="P1">Heather</text:p>
      <text:p text:style-name="P1">Hello, my name is Harold Billings and I am 21 years</text:p>
      <text:p text:style-name="P1">old. I'm enjoying my time at Bowdoin College, though</text:p>
      <text:p text:style-name="P1">I miss my pet Heather very much!</text:p>
      <text:p text:style-name="P1">#]0;landgrebea@aldenv168: ~/cs111/lab3#landgrebea@aldenv168:~/cs111/lab3$ exit##[K##[K##[K##[K##java ##[K Problem1</text:p>
      <text:p text:style-name="P1">enter your name</text:p>
      <text:p text:style-name="P1">ANdreas# ## ## ## ## ## #ndreas Landgrebe</text:p>
      <text:p text:style-name="P1">enter your age</text:p>
      <text:p text:style-name="P1">198# ## #8</text:p>
      <text:p text:style-name="P1">enter your college</text:p>
      <text:p text:style-name="P1">Allegheny College</text:p>
      <text:p text:style-name="P1">enter your petname</text:p>
      <text:p text:style-name="P1">Lucky</text:p>
      <text:p text:style-name="P1">Hello, my name is Andreas Landgrebe and I am 18 years</text:p>
      <text:p text:style-name="P1">old. I'm enjoying my time at Allegheny College, though</text:p>
      <text:p text:style-name="P1">I miss my pet Lucky very much!</text:p>
      <text:p text:style-name="P1">#]0;landgrebea@aldenv168: ~/cs111/lab3#landgrebea@aldenv168:~/cs111/lab3$ exit</text:p>
      <text:p text:style-name="P1">exit</text:p>
      <text:p text:style-name="P1"><text:line-break/>Script done on Wed 19 Sep 2012 03:20:31 PM EDT<text:line-break/></text:p>
      <text:p text:style-name="P1"/>
      <text:p text:style-name="P1"/>
      <text:p text:style-name="P1"><text:soft-page-break/>//*************************************************************</text:p>
      <text:p text:style-name="P1">//Andreas Landgrebe cs111 fall semester 2012</text:p>
      <text:p text:style-name="P1">//</text:p>
      <text:p text:style-name="P1">//Lab 3 Problem 2</text:p>
      <text:p text:style-name="P1">//</text:p>
      <text:p text:style-name="P1">//read an application that converts Fahrenheit to Celsius</text:p>
      <text:p text:style-name="P1">//*************************************************************</text:p>
      <text:p text:style-name="P1"/>
      <text:p text:style-name="P1">import java.util.Scanner;</text:p>
      <text:p text:style-name="P1">public class Problem2{</text:p>
      <text:p text:style-name="P1"/>
      <text:p text:style-name="P1"><text:s text:c="4"/>public static void main(String[]args)</text:p>
      <text:p text:style-name="P1"><text:s text:c="4"/>{</text:p>
      <text:p text:style-name="P1"><text:tab/>Scanner input = new Scanner (System.in);</text:p>
      <text:p text:style-name="P1"><text:tab/>double fahrenheit;//this is the degrees that is being converted</text:p>
      <text:p text:style-name="P1"><text:tab/>double celsius;//this is the degrees that will be converted</text:p>
      <text:p text:style-name="P1"/>
      <text:p text:style-name="P1"><text:tab/>System.out.println("enter how many Fahrenheit degrees");</text:p>
      <text:p text:style-name="P1"><text:tab/>fahrenheit = input.nextDouble();</text:p>
      <text:p text:style-name="P1"/>
      <text:p text:style-name="P1"><text:tab/>celsius =(5)*(fahrenheit - 32)/9 ;</text:p>
      <text:p text:style-name="P1"><text:tab/>System.out.println("Fahrenheit in celsius is " + celsius);</text:p>
      <text:p text:style-name="P1"><text:s text:c="4"/>}</text:p>
      <text:p text:style-name="P1">}</text:p>
      <text:p text:style-name="P1"/>
      <text:p text:style-name="P1">Script started on Wed 19 Sep 2012 03:53:17 PM EDT<text:line-break/>#]0;landgrebea@aldenv168: ~/cs111/lab3#landgrebea@aldenv168:~/cs111/lab3$ javac Pr##[K##[K##[K##[K Prop##[K##[Koblem2</text:p>
      <text:p text:style-name="P1">enter how many Fahrenheit degrees</text:p>
      <text:p text:style-name="P1">32</text:p>
      <text:p text:style-name="P1">Fahrenheit in celsius is 0.0</text:p>
      <text:p text:style-name="P1">#]0;landgrebea@aldenv168: ~/cs111/lab3#landgrebea@aldenv168:~/cs111/lab3$ java Problem2</text:p>
      <text:p text:style-name="P1">enter how many Fahrenheit degrees</text:p>
      <text:p text:style-name="P1">17</text:p>
      <text:p text:style-name="P1">Fahrenheit in celsius is -8.333333333333334</text:p>
      <text:p text:style-name="P1">#]0;landgrebea@aldenv168: ~/cs111/lab3#landgrebea@aldenv168:~/cs111/lab3$ java Problem2</text:p>
      <text:p text:style-name="P1">enter how many Fahrenheit degrees</text:p>
      <text:p text:style-name="P1">100</text:p>
      <text:p text:style-name="P1">Fahrenheit in celsius is 37.77777777777778</text:p>
      <text:p text:style-name="P1">#]0;landgrebea@aldenv168: ~/cs111/lab3#landgrebea@aldenv168:~/cs111/lab3$ java Problem2</text:p>
      <text:p text:style-name="P1">enter how many Fahrenheit degrees</text:p>
      <text:p text:style-name="P1">60</text:p>
      <text:p text:style-name="P1">Fahrenheit in celsius is 15.555555555555555</text:p>
      <text:p text:style-name="P1">#]0;landgrebea@aldenv168: ~/cs111/lab3#landgrebea@aldenv168:~/cs111/lab3$ exit</text:p>
      <text:p text:style-name="P1">exit</text:p>
      <text:p text:style-name="P1"><text:line-break/>Script done on Wed 19 Sep 2012 03:54:37 PM EDT<text:line-break/></text:p>
      <text:p text:style-name="P1"/>
      <text:p text:style-name="P1"><text:soft-page-break/>//*********************************************************************************************************</text:p>
      <text:p text:style-name="P1">//Andreas Landgrebe cs111 fall semester 2012</text:p>
      <text:p text:style-name="P1">//</text:p>
      <text:p text:style-name="P1">//Lab 3 Problem 3</text:p>
      <text:p text:style-name="P1">//</text:p>
      <text:p text:style-name="P1">//read the application that states the fewest number of each bill and coin needed to represent that amount</text:p>
      <text:p text:style-name="P1">//*********************************************************************************************************</text:p>
      <text:p text:style-name="P1">import java.util.Scanner;</text:p>
      <text:p text:style-name="P1">public class Problem3</text:p>
      <text:p text:style-name="P1">{</text:p>
      <text:p text:style-name="P1"><text:s text:c="4"/>public static void main(String[]args)</text:p>
      <text:p text:style-name="P1"><text:s text:c="4"/>{</text:p>
      <text:p text:style-name="P1"><text:tab/>double <text:s/>money;// this declares the amount of money as a double</text:p>
      <text:p text:style-name="P1"><text:tab/>int ten;//this is declaring the variable for a 10 dollar bill as a double</text:p>
      <text:p text:style-name="P1"><text:tab/>int five;//this is declaring the variable for a 5 dollar bill as a double</text:p>
      <text:p text:style-name="P1"><text:tab/>int one;//this is declaring the variable for a 1 dollar bill as a double</text:p>
      <text:p text:style-name="P1"><text:tab/>int quarter;//this is declaring the variable for a quarter as a double</text:p>
      <text:p text:style-name="P1"><text:tab/>int dime;//this is declaring the variable for a a dime as a double</text:p>
      <text:p text:style-name="P1"><text:tab/>int nickel;//this is declaring the variable for a nickle as a double</text:p>
      <text:p text:style-name="P1"><text:tab/>int penny;// this is declaring the variable for a penny as a double</text:p>
      <text:p text:style-name="P1"><text:tab/>int cents;//</text:p>
      <text:p text:style-name="P1"/>
      <text:p text:style-name="P1"><text:tab/>System.out.println ("Enter the money amount");</text:p>
      <text:p text:style-name="P1"><text:tab/>Scanner input = new Scanner (System.in);</text:p>
      <text:p text:style-name="P1"><text:tab/>money = input.nextDouble();</text:p>
      <text:p text:style-name="P1"><text:tab/>System.out.println ("this amount of money is equvialent to");</text:p>
      <text:p text:style-name="P1"><text:tab/>cents = (int)(money * 100);</text:p>
      <text:p text:style-name="P1"><text:tab/>ten = (cents/1000);</text:p>
      <text:p text:style-name="P1"><text:tab/>cents = cents%1000;</text:p>
      <text:p text:style-name="P1"><text:tab/>five = (cents/500);</text:p>
      <text:p text:style-name="P1"><text:tab/>cents = cents%500;</text:p>
      <text:p text:style-name="P1"><text:tab/>one = (cents/100);</text:p>
      <text:p text:style-name="P1"><text:tab/>cents = cents%100;</text:p>
      <text:p text:style-name="P1"><text:tab/>quarter = (cents/25);</text:p>
      <text:p text:style-name="P1"><text:tab/>cents = cents%25;</text:p>
      <text:p text:style-name="P1"><text:tab/>dime = (cents/10);</text:p>
      <text:p text:style-name="P1"><text:tab/>cents = cents%10;</text:p>
      <text:p text:style-name="P1"><text:tab/>nickel = (cents/5);</text:p>
      <text:p text:style-name="P1"><text:tab/>cents = cents%5;</text:p>
      <text:p text:style-name="P1"><text:tab/>penny = (cents/1);</text:p>
      <text:p text:style-name="P1"><text:tab/>cents = cents%1;</text:p>
      <text:p text:style-name="P1"/>
      <text:p text:style-name="P1"><text:tab/>System.out.println ("" + ten+ " ten dollar bills");</text:p>
      <text:p text:style-name="P1"><text:tab/>System.out.println ("" + five+ " five dollar bills");</text:p>
      <text:p text:style-name="P1"><text:tab/>System.out.println ("" + one+ " one dollar bills");</text:p>
      <text:p text:style-name="P1"><text:tab/>System.out.println ("" + quarter+ " quarters");</text:p>
      <text:p text:style-name="P1"><text:soft-page-break/><text:tab/>System.out.println ("" + dime+ " dimes");</text:p>
      <text:p text:style-name="P1"><text:tab/>System.out.println ("" + nickel+ " nickels");</text:p>
      <text:p text:style-name="P1"><text:tab/>System.out.println ("" + penny+ " pennies");</text:p>
      <text:p text:style-name="P1"><text:s text:c="4"/>}</text:p>
      <text:p text:style-name="P1">}</text:p>
      <text:p text:style-name="P1"><text:tab/></text:p>
      <text:p text:style-name="P1"/>
      <text:p text:style-name="P1"><text:tab/>Script started on Wed 19 Sep 2012 05:11:29 PM EDT<text:line-break/>#]0;landgrebea@aldenv168: ~/cs111/lab3#landgrebea@aldenv168:~/cs111/lab3$ java Problem3</text:p>
      <text:p text:style-name="P1">Enter the money amount</text:p>
      <text:p text:style-name="P1">47.63</text:p>
      <text:p text:style-name="P1">this amount of money is equvialent to</text:p>
      <text:p text:style-name="P1">4 ten dollar bills</text:p>
      <text:p text:style-name="P1">1 five dollar bills</text:p>
      <text:p text:style-name="P1">2 one dollar bills</text:p>
      <text:p text:style-name="P1">2 quarters</text:p>
      <text:p text:style-name="P1">1 dimes</text:p>
      <text:p text:style-name="P1">0 nickels</text:p>
      <text:p text:style-name="P1">3 pennies</text:p>
      <text:p text:style-name="P1">#]0;landgrebea@aldenv168: ~/cs111/lab3#landgrebea@aldenv168:~/cs111/lab3$ javac ##[K##[K Problem ##[K3</text:p>
      <text:p text:style-name="P1">Enter the money amount</text:p>
      <text:p text:style-name="P1">412.27</text:p>
      <text:p text:style-name="P1">this amount of money is equvialent to</text:p>
      <text:p text:style-name="P1">41 ten dollar bills</text:p>
      <text:p text:style-name="P1">0 five dollar bills</text:p>
      <text:p text:style-name="P1">2 one dollar bills</text:p>
      <text:p text:style-name="P1">1 quarters</text:p>
      <text:p text:style-name="P1">0 dimes</text:p>
      <text:p text:style-name="P1">0 nickels</text:p>
      <text:p text:style-name="P1">2 pennies</text:p>
      <text:p text:style-name="P1">#]0;landgrebea@aldenv168: ~/cs111/lab3#landgrebea@aldenv168:~/cs111/lab3$ java Problem3</text:p>
      <text:p text:style-name="P1">Enter the money amount</text:p>
      <text:p text:style-name="P1">19.95</text:p>
      <text:p text:style-name="P1">this amount of money is equvialent to</text:p>
      <text:p text:style-name="P1">1 ten dollar bills</text:p>
      <text:p text:style-name="P1">1 five dollar bills</text:p>
      <text:p text:style-name="P1">4 one dollar bills</text:p>
      <text:p text:style-name="P1">3 quarters</text:p>
      <text:p text:style-name="P1">2 dimes</text:p>
      <text:p text:style-name="P1">0 nickels</text:p>
      <text:p text:style-name="P1">0 pennies</text:p>
      <text:p text:style-name="P1">#]0;landgrebea@aldenv168: ~/cs111/lab3#landgrebea@aldenv168:~/cs111/lab3$ java Problem ##[K3</text:p>
      <text:p text:style-name="P1">Enter the money amount</text:p>
      <text:p text:style-name="P1">15.50</text:p>
      <text:p text:style-name="P1">this amount of money is equvialent to</text:p>
      <text:p text:style-name="P1">1 ten dollar bills</text:p>
      <text:p text:style-name="P1">1 five dollar bills</text:p>
      <text:p text:style-name="P1">0 one dollar bills</text:p>
      <text:p text:style-name="P1"><text:soft-page-break/>2 quarters</text:p>
      <text:p text:style-name="P1">0 dimes</text:p>
      <text:p text:style-name="P1">0 nickels</text:p>
      <text:p text:style-name="P1">0 pennies</text:p>
      <text:p text:style-name="P1">#]0;landgrebea@aldenv168: ~/cs111/lab3#landgrebea@aldenv168:~/cs111/lab3$ exit</text:p>
      <text:p text:style-name="P1">exit</text:p>
      <text:p text:style-name="P1"><text:line-break/>Script done on Wed 19 Sep 2012 05:13:45 PM EDT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09-19T15:20:45</meta:creation-date>
    <dc:date>2012-09-19T17:14:39</dc:date>
    <dc:creator>Andreas Landgrebe</dc:creator>
    <meta:editing-duration>PT1H38M4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6" meta:paragraph-count="215" meta:word-count="992" meta:character-count="7476" meta:non-whitespace-character-count="6594"/>
  </office:meta>
</office:document-meta>
</file>